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8.8736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/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table:number-columns-repeated="3"/>
          <table:table-cell office:value-type="string" calcext:value-type="string">
            <text:p>Many industries disregard environmental regulations in pursuit of high profit, leading to long term damage to eco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/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immoral action</text:p>
          </table:table-cell>
          <table:table-cell office:value-type="string" calcext:value-type="string">
            <text:p>blata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/>
          <table:table-cell office:value-type="string" calcext:value-type="string">
            <text:p>beginning of something(unpleas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/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/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/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/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very unwilling; done quickly and carelessly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table:number-columns-repeated="3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/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ment</text:p>
          </table:table-cell>
          <table:table-cell/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369;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/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</text:p>
          </table:table-cell>
          <table:table-cell table:number-columns-repeated="2"/>
          <table:table-cell office:value-type="string" calcext:value-type="string">
            <text:p>The island is a veritable paradi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/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 table:number-columns-repeated="3"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 table:number-columns-repeated="3"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table:number-columns-repeated="2"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 table:number-rows-repeated="10477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11:41:26.4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11T11:48:50.204000000</dc:date>
    <meta:editing-duration>P8DT19H6M16S</meta:editing-duration>
    <meta:editing-cycles>2605</meta:editing-cycles>
    <meta:generator>LibreOffice/24.8.5.2$Windows_X86_64 LibreOffice_project/fddf2685c70b461e7832239a0162a77216259f22</meta:generator>
    <meta:document-statistic meta:table-count="1" meta:cell-count="2696" meta:object-count="0"/>
  </office:meta>
</office:document-meta>
</file>